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0783in" svg:height="4.6327in" svg:x="1.8213in" svg:y="0.0417in">
            <draw:object draw:notify-on-update-of-ranges="Sheet1.A1:Sheet1.A26 Sheet1.B1:Sheet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Sheet2" table:style-name="ta1">
        <table:shapes>
          <draw:frame draw:z-index="0" draw:style-name="gr1" draw:text-style-name="P1" svg:width="7.0717in" svg:height="4.5516in" svg:x="1.8173in" svg:y="0.0394in">
            <draw:object draw:notify-on-update-of-ranges="Sheet2.A1:Sheet2.A26 Sheet2.B1:Sheet2.B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63" calcext:value-type="float">
            <text:p>363</text:p>
          </table:table-cell>
        </table:table-row>
      </table:table>
      <table:table table:name="Sheet3" table:style-name="ta1">
        <table:shapes>
          <draw:frame draw:z-index="0" draw:style-name="gr1" draw:text-style-name="P1" svg:width="6.9701in" svg:height="4.4551in" svg:x="1.8213in" svg:y="0.0417in">
            <draw:object draw:notify-on-update-of-ranges="Sheet3.A1:Sheet3.A26 Sheet3.B1:Sheet3.B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G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4-30T13:43:18.652395105</meta:creation-date>
    <dc:date>2015-04-30T14:52:24.688140012</dc:date>
    <dc:creator>Wu-chang Feng</dc:creator>
    <meta:editing-duration>PT38M45S</meta:editing-duration>
    <meta:editing-cycles>1</meta:editing-cycles>
    <meta:document-statistic meta:table-count="3" meta:cell-count="156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98cm" svg:height="11.768cm" xlink:href=".." xlink:type="simple" chart:class="chart:line" chart:style-name="ch1">
        <chart:plot-area chart:style-name="ch2" table:cell-range-address="Sheet1.A1:Sheet1.B26" chart:data-source-has-labels="column" svg:x="0.359cm" svg:y="0.235cm" svg:width="17.262cm" svg:height="11.298cm">
          <chartooo:coordinate-region svg:x="1.351cm" svg:y="0.435cm" svg:width="16.162cm" svg:height="10.451cm"/>
          <chart:axis chart:dimension="x" chart:name="primary-x" chart:style-name="ch3" chartooo:axis-type="auto">
            <chartooo:date-scale/>
            <chart:categories table:cell-range-address="Sheet1.A1:Sheet1.A2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26" chart:class="chart:line">
            <chart:data-point chart:repeated="2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Sheet1.A1:Sheet1.A26</svg:desc>
                </draw:g>
              </table:table-cell>
              <table:table-cell office:value-type="float" office:value="2970">
                <text:p>2970</text:p>
                <draw:g>
                  <svg:desc>Sheet1.B1:Sheet1.B26</svg:desc>
                </draw:g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705cm" svg:height="11.317cm" xlink:href=".." xlink:type="simple" chart:class="chart:line" chart:style-name="ch1">
        <chart:plot-area chart:style-name="ch2" table:cell-range-address="Sheet3.A1:Sheet3.B26" chart:data-source-has-labels="column" svg:x="0.354cm" svg:y="0.226cm" svg:width="16.997cm" svg:height="10.865cm">
          <chartooo:coordinate-region svg:x="1.161cm" svg:y="0.425cm" svg:width="16.069cm" svg:height="10.019cm"/>
          <chart:axis chart:dimension="x" chart:name="primary-x" chart:style-name="ch3" chartooo:axis-type="auto">
            <chartooo:date-scale/>
            <chart:categories table:cell-range-address="Sheet3.A1:Sheet3.A2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3.B1:Sheet3.B26" chart:class="chart:line">
            <chart:data-point chart:repeated="2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</text:p>
                <draw:g>
                  <svg:desc>Sheet3.A1:Sheet3.A26</svg:desc>
                </draw:g>
              </table:table-cell>
              <table:table-cell office:value-type="float" office:value="386">
                <text:p>386</text:p>
                <draw:g>
                  <svg:desc>Sheet3.B1:Sheet3.B26</svg:desc>
                </draw:g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963cm" svg:height="11.562cm" xlink:href=".." xlink:type="simple" chart:class="chart:line" chart:style-name="ch1">
        <chart:plot-area chart:style-name="ch2" table:cell-range-address="Sheet2.A1:Sheet2.B26" chart:data-source-has-labels="column" svg:x="0.359cm" svg:y="0.231cm" svg:width="17.245cm" svg:height="11.1cm">
          <chartooo:coordinate-region svg:x="1.351cm" svg:y="0.43cm" svg:width="16.132cm" svg:height="10.254cm"/>
          <chart:axis chart:dimension="x" chart:name="primary-x" chart:style-name="ch3" chartooo:axis-type="auto">
            <chartooo:date-scale/>
            <chart:categories table:cell-range-address="Sheet2.A1:Sheet2.A2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B1:Sheet2.B26" chart:class="chart:line">
            <chart:data-point chart:repeated="2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Sheet2.A1:Sheet2.A26</svg:desc>
                </draw:g>
              </table:table-cell>
              <table:table-cell office:value-type="float" office:value="1351">
                <text:p>1351</text:p>
                <draw:g>
                  <svg:desc>Sheet2.B1:Sheet2.B26</svg:desc>
                </draw:g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63">
                <text:p>3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